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title">
      <style:graphic-properties fo:min-height="1.75cm"/>
      <style:paragraph-properties style:writing-mode="lr-tb"/>
    </style:style>
    <style:style style:name="pr6" style:family="presentation" style:parent-style-name="Pencil1-outline1">
      <style:graphic-properties fo:min-height="11.001cm"/>
      <style:paragraph-properties style:writing-mode="lr-tb"/>
    </style:style>
    <style:style style:name="pr7" style:family="presentation" style:parent-style-name="Pencil1-notes">
      <style:graphic-properties draw:fill-color="#ffffff" fo:min-height="13.364cm"/>
      <style:paragraph-properties style:writing-mode="lr-tb"/>
    </style:style>
    <style:style style:name="pr8" style:family="presentation" style:parent-style-name="Pencil1-title">
      <style:graphic-properties draw:auto-grow-height="true" fo:min-height="1.75cm"/>
      <style:paragraph-properties style:writing-mode="lr-tb"/>
    </style:style>
    <style:style style:name="P1" style:family="paragraph">
      <loext:graphic-properties draw:fill-color="#ffffff"/>
    </style:style>
    <style:style style:name="P2" style:family="paragraph">
      <style:text-properties style:text-underline-style="solid" style:text-underline-width="auto" style:text-underline-color="font-color"/>
    </style:style>
    <style:style style:name="P3" style:family="paragraph">
      <loext:graphic-properties draw:fill-color="#ffffff"/>
      <style:text-properties fo:font-size="2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presentation:user-transformed="true">
          <draw:text-box>
            <text:p>Python - Everything is an object</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5.17cm" svg:height="13.865cm" svg:x="1.5cm" svg:y="0.635cm" presentation:class="outline" presentation:user-transformed="true">
          <draw:text-box>
            <text:list text:style-name="L2">
              <text:list-item>
                <text:p><text:span text:style-name="T1">What is the difference </text:span><text:span text:style-name="T1">between a class and an </text:span><text:span text:style-name="T1">object or instance ?</text:span></text:p>
              </text:list-item>
              <text:list-item>
                <text:p>A Class is the definition, and the template(blueprint) of what an object will be. But it is not the object itself. A class is the building block that for our <text:s/>Object-Oriented Programming.</text:p>
              </text:list-item>
              <text:list-item>
                <text:p>The definition of a class is comprised of methods and attributes which we will use as a basis to create our object. This same object that we will use to do this is what is known as an instance of a class</text:p>
              </text:list-item>
              <text:list-item>
                <text:p>Thus an object is..an instance of a class.</text:p>
              </text:list-item>
              <text:list-item>
                <text:p>A class is defined only once but you can create as many objects associated with this class as you want.</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layer="layout" svg:width="23cm" svg:height="1.75cm" svg:x="1.27cm" svg:y="0.155cm" presentation:class="title" presentation:user-transformed="true">
          <draw:text-box>
            <text:p>Variables and Objects</text:p>
          </draw:text-box>
        </draw:frame>
        <draw:frame presentation:style-name="pr6" draw:layer="layout" svg:width="24.535cm" svg:height="11.96cm" svg:x="0.635cm" svg:y="2.01cm" presentation:class="outline" presentation:user-transformed="true">
          <draw:text-box>
            <text:list text:style-name="L2">
              <text:list-item>
                <text:p>In Python, <text:span text:style-name="T2">variables</text:span> don’t have an associated type or size, as they’re labels attached to <text:span text:style-name="T2">objects in </text:span><text:span text:style-name="T2">memory</text:span>. </text:p>
              </text:list-item>
              <text:list-item>
                <text:p>In other words, a Python variable is a name that refers to or holds a reference to a concrete object.</text:p>
              </text:list-item>
              <text:list-item>
                <text:p>This concrete objects are pieces of information that live in specific memory positions on your computer.</text:p>
              </text:list-item>
              <text:list-item>
                <text:p>Variables hold reference to objects.</text:p>
              </text:list-item>
              <text:list-item>
                <text:p>Having this in mind , once you create a variable, then you can access the referenced object throughout your code by using the variable nam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text-style-name="P2" draw:layer="layout" svg:width="22.63cm" svg:height="13.23cm" svg:x="1.5cm" svg:y="1.27cm" presentation:class="outline" presentation:user-transformed="true">
          <draw:text-box>
            <text:list text:style-name="L2">
              <text:list-item>
                <text:p text:style-name="P2"><text:span text:style-name="T1">What is the difference </text:span><text:span text:style-name="T1">between immutable object </text:span><text:span text:style-name="T1">and mutable object</text:span></text:p>
              </text:list-item>
              <text:list-item>
                <text:p text:style-name="P2"><text:span text:style-name="T3">Mutable objects are those </text:span><text:span text:style-name="T3">that allow you to change </text:span><text:span text:style-name="T3">their value or data in place </text:span><text:span text:style-name="T3">without affecting the object’s </text:span><text:span text:style-name="T3">identity. </text:span></text:p>
              </text:list-item>
              <text:list-item>
                <text:p text:style-name="P2"><text:span text:style-name="T3">Immutable objects don’t </text:span><text:span text:style-name="T3">allow this kind of operation. </text:span><text:span text:style-name="T3">You can only create new </text:span><text:span text:style-name="T3">objects of the same type </text:span><text:span text:style-name="T3">with different values. The </text:span><text:span text:style-name="T3">object state doesn’t change </text:span><text:span text:style-name="T3">after you create it.</text:span></text:p>
                <text:p text:style-name="P2"><text:span text:style-name="T3"/></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6" draw:layer="layout" svg:width="27.305cm" svg:height="13.865cm" svg:x="0cm" svg:y="0.74cm" presentation:class="outline" presentation:user-transformed="true">
          <draw:text-box>
            <text:list text:style-name="L2">
              <text:list-item>
                <text:p>If the referenced object is <text:span text:style-name="T2">mutable</text:span>, then you can also perform mutations on it through the variable. </text:p>
              </text:list-item>
              <text:list-item>
                <text:p>Mutability or immutability is intrinsic to objects rather than to variables.</text:p>
              </text:list-item>
              <text:list-item>
                <text:p>However, if the referenced object is <text:span text:style-name="T2">immutable</text:span>, then you won’t be able to change its internal state or contained data.</text:p>
              </text:list-item>
              <text:list-item>
                <text:p>If you don’t have a reference (variable) to an object, then you can’t access that object in your code. </text:p>
              </text:list-item>
              <text:list-item>
                <text:p>If you lose or remove all the references to a given object, then Python will garbage-collect that object, freeing the memory for later use.</text:p>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6" draw:layer="layout" svg:width="22.63cm" svg:height="13.865cm" svg:x="1.5cm" svg:y="0.635cm" presentation:class="outline" presentation:user-transformed="true">
          <draw:text-box>
            <text:list text:style-name="L2">
              <text:list-item>
                <text:p>In Python, everything is an object. For example, numbers, strings, functions, classes, and modules are all objects</text:p>
              </text:list-item>
              <text:list-item>
                <text:p>Python objects have three core properties:</text:p>
                <text:p><text:s/>identity, type, and value.</text:p>
              </text:list-item>
              <text:list-item>
                <text:p>An <text:span text:style-name="T2">object’s value</text:span> consists of the <text:span text:style-name="T2">concrete piece or </text:span><text:span text:style-name="T2">pieces of data contained </text:span><text:span text:style-name="T2">in the object</text:span> itself. </text:p>
              </text:list-item>
              <text:list-item>
                <text:p>An object’s value lives in a concrete position or address in your computer’s memory. </text:p>
              </text:list-item>
              <text:list-item>
                <text:p>In Python this specific memory address is what you’ll know as the <text:span text:style-name="T2">object’s </text:span><text:span text:style-name="T2">identity</text:span>. </text:p>
              </text:list-item>
              <text:list-item>
                <text:p>This identity is a unique identifier that distinguishes one object from others.</text:p>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6" draw:layer="layout" svg:width="26.035cm" svg:height="13.865cm" svg:x="0.635cm" svg:y="0.635cm" presentation:class="outline" presentation:user-transformed="true">
          <draw:text-box>
            <text:list text:style-name="L2">
              <text:list-item>
                <text:p>The <text:span text:style-name="T2">type</text:span> of an object determines which class that object derives from. You can use the built-in type() function to learn about an object’s type</text:p>
              </text:list-item>
              <text:list-item>
                <text:p>Example : my_num = 42</text:p>
              </text:list-item>
              <text:list-item>
                <text:p>The variable my_num points to an <text:span text:style-name="T2">integer </text:span>object with a value of 42.</text:p>
              </text:list-item>
              <text:list-item>
                <text:p>my_num → identity </text:p>
              </text:list-item>
              <text:list-item>
                <text:p>42 → value </text:p>
              </text:list-item>
              <text:list-item>
                <text:p>Int → type</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6" draw:layer="layout" svg:width="25.805cm" svg:height="12.065cm" svg:x="0.865cm" svg:y="2.54cm" presentation:class="outline" presentation:user-transformed="true">
          <draw:text-box>
            <text:list text:style-name="L2">
              <text:list-item>
                <text:p>An object’s type defines the operations that you can perform with or on that object. It also defines the accepted values</text:p>
              </text:list-item>
              <text:list-item>
                <text:p>When it comes to mutable and immutable objects, the object’s type is crucial. In the end, it’s the object’s type that determines the operations that you can do on that object.</text:p>
              </text:list-item>
              <text:list-item>
                <text:p>If the type supports mutations, then you’ll have mutable derived objects. Otherwise, you’ll have immutable derived objects.</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6" draw:layer="layout" svg:width="25.17cm" svg:height="13.865cm" svg:x="0.23cm" svg:y="0.635cm" presentation:class="outline" presentation:user-transformed="true">
          <draw:text-box>
            <text:list text:style-name="L2">
              <text:list-item>
                <text:p>An object’s value is probably the only characteristic that you’d want to change in your code. </text:p>
              </text:list-item>
              <text:list-item>
                <text:p>An object that allows you to <text:span text:style-name="T2">change its values</text:span> without changing its identity is a <text:span text:style-name="T2">mutable object</text:span>. </text:p>
              </text:list-item>
              <text:list-item>
                <text:p>The changes that you can perform on a mutable object’s value are known as <text:span text:style-name="T2">mutations</text:span>.</text:p>
              </text:list-item>
              <text:list-item>
                <text:p>An object that <text:span text:style-name="T2">doesn’t allow </text:span><text:span text:style-name="T2">changes in its value is an </text:span><text:span text:style-name="T2">immutable object.</text:span> You have no way to perform mutations on this kind of object. </text:p>
              </text:list-item>
              <text:list-item>
                <text:p>You just have the option of <text:span text:style-name="T2">creating a new object of </text:span><text:span text:style-name="T2">the same type but with a </text:span><text:span text:style-name="T2">different value,</text:span> which you can do through a new assignment.</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6" draw:layer="layout" svg:width="27.075cm" svg:height="13.23cm" svg:x="0.23cm" svg:y="1.27cm" presentation:class="outline" presentation:user-transformed="true">
          <draw:text-box>
            <text:list text:style-name="L2">
              <text:list-item>
                <text:p>Python has both mutable and immutable types:</text:p>
              </text:list-item>
              <text:list-item>
                <text:p>Python mutable data types: </text:p>
                <text:list>
                  <text:list-item>
                    <text:list>
                      <text:list-header>
                        <text:p>Lists ,</text:p>
                        <text:p>Dictionaries,</text:p>
                        <text:p>Sets </text:p>
                        <text:p>User-Defined Classes (It depends on the user to define the characteristics of the classes)</text:p>
                      </text:list-header>
                    </text:list>
                  </text:list-item>
                </text:list>
              </text:list-item>
              <text:list-item>
                <text:p>Python immutable data types:</text:p>
                <text:list>
                  <text:list-header>
                    <text:p><text:s text:c="2"/>Numbers (Integer, Float, Complex, Decimal, Rational &amp; Booleans)</text:p>
                    <text:p><text:s text:c="2"/>Tuples</text:p>
                    <text:p><text:s text:c="2"/>Strings</text:p>
                    <text:p><text:s text:c="2"/>Frozen Sets</text:p>
                  </text:list-header>
                </text:list>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8" draw:layer="layout" svg:width="23cm" svg:height="1.75cm" svg:x="1.5cm" svg:y="0.5cm" presentation:class="title">
          <draw:text-box>
            <text:p>Aliases in Python</text:p>
          </draw:text-box>
        </draw:frame>
        <draw:frame presentation:style-name="pr6" draw:layer="layout" svg:width="25.17cm" svg:height="11.96cm" svg:x="1.5cm" svg:y="2.54cm" presentation:class="outline" presentation:user-transformed="true">
          <draw:text-box>
            <text:list text:style-name="L2">
              <text:list-item>
                <text:p>The second name given to a piece of data is known as an alias. Aliasing happens when the value of one variable is assigned to another variable</text:p>
              </text:list-item>
              <text:list-item>
                <text:p>when the value of one variable is assigned to another variable, aliasing occurs in which reference is copied rather than copying the actual value.</text:p>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06T19:39:10.499581717</meta:creation-date>
    <meta:editing-duration>PT1H1M28S</meta:editing-duration>
    <meta:editing-cycles>2</meta:editing-cycles>
    <meta:generator>LibreOffice/7.3.7.2$Linux_X86_64 LibreOffice_project/30$Build-2</meta:generator>
    <dc:title>Pencil</dc:title>
    <dc:date>2023-06-06T22:53:04.025562213</dc:date>
    <meta:document-statistic meta:object-count="68"/>
  </office:meta>
</office:document-meta>
</file>